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e074" officeooo:paragraph-rsid="0018e074"/>
    </style:style>
    <style:style style:name="P2" style:family="paragraph" style:parent-style-name="Standard" style:list-style-name="L1">
      <style:text-properties officeooo:rsid="0018e074" officeooo:paragraph-rsid="0018e074"/>
    </style:style>
    <style:style style:name="T1" style:family="text">
      <style:text-properties style:text-position="super 58%"/>
    </style:style>
    <style:style style:name="T2" style:family="text">
      <style:text-properties officeooo:rsid="001914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g O Notation</text:p>
      <text:list xml:id="list5654310605967968598" text:style-name="L1">
        <text:list-item>
          <text:p text:style-name="P2">method to describe the time and space complexity of an algorithm</text:p>
          <text:list>
            <text:list-item>
              <text:p text:style-name="P2">Complexity: measure of lines of code, the scope of the problem</text:p>
            </text:list-item>
            <text:list-item>
              <text:p text:style-name="P2">time complexity: how much time is needed</text:p>
            </text:list-item>
            <text:list-item>
              <text:p text:style-name="P2">space complexity: how much space is needed</text:p>
            </text:list-item>
            <text:list-item>
              <text:p text:style-name="P2">algorithm: sequence of steps</text:p>
            </text:list-item>
            <text:list-item>
              <text:p text:style-name="P2">constant time: time that will always be the same, increasing the dataset doesn’t increase the time to complete.</text:p>
            </text:list-item>
            <text:list-item>
              <text:p text:style-name="P2">logarithmic time: as we increase the dataset, the time increases at a similar rate.</text:p>
            </text:list-item>
            <text:list-item>
              <text:p text:style-name="P2">linear time: as the dataset increases, the input time increases in a directly proportional manner</text:p>
            </text:list-item>
            <text:list-item>
              <text:p text:style-name="P2">polynomial time: as we increase the dataset, the time to complete is directly proportional to the size of the dataset [O(n<text:span text:style-name="T1">2</text:span>)] [O(2n<text:span text:style-name="T1">3</text:span>)]</text:p>
            </text:list-item>
            <text:list-item>
              <text:p text:style-name="P2">exponential time: as the dataset increases, the time to complete rapidly increases [O(2<text:span text:style-name="T1">n</text:span>)]</text:p>
            </text:list-item>
          </text:list>
        </text:list-item>
        <text:list-item>
          <text:p text:style-name="P2">big o is used to find the worst case scenarios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09:29:56.926813332</meta:creation-date>
    <meta:generator>LibreOffice/5.1.2.2$Linux_X86_64 LibreOffice_project/10m0$Build-2</meta:generator>
    <dc:date>2016-12-09T09:49:22.116994887</dc:date>
    <meta:editing-duration>PT7M20S</meta:editing-duration>
    <meta:editing-cycles>1</meta:editing-cycles>
    <meta:document-statistic meta:table-count="0" meta:image-count="0" meta:object-count="0" meta:page-count="1" meta:paragraph-count="13" meta:word-count="147" meta:character-count="823" meta:non-whitespace-character-count="700"/>
  </office:meta>
</office:document-meta>
</file>